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78cc" officeooo:paragraph-rsid="001478cc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Proyecto de generación de informes con Jaspersoft Studio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7T21:53:33.142000000</dc:date>
    <meta:editing-duration>PT42M42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4" meta:word-count="17" meta:character-count="123" meta:non-whitespace-character-count="110"/>
  </office:meta>
</office:document-meta>
</file>